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417cm" fo:min-width="1.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2.95cm" fo:min-width="0.2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2.001cm" draw:transform="rotate (-1.5707963267949) translate (3.201cm 0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cm" svg:height="3.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3:31:08.293778370</meta:creation-date>
    <dc:date>2023-08-28T14:24:42.679801507</dc:date>
    <meta:editing-duration>PT42M40S</meta:editing-duration>
    <meta:editing-cycles>8</meta:editing-cycles>
    <meta:generator>LibreOffice/6.4.7.2$Linux_X86_64 LibreOffice_project/40$Build-2</meta:generator>
    <meta:document-statistic meta:object-count="2"/>
  </office:meta>
</office:document-meta>
</file>